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c7e5" officeooo:paragraph-rsid="0011c7e5"/>
    </style:style>
    <style:style style:name="P2" style:family="paragraph" style:parent-style-name="Standard">
      <style:paragraph-properties fo:text-align="center" style:justify-single-word="false"/>
      <style:text-properties officeooo:rsid="0011c7e5" officeooo:paragraph-rsid="0011c7e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c7e5" officeooo:paragraph-rsid="00188fa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42ec3" officeooo:paragraph-rsid="00188fa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d5d2" officeooo:paragraph-rsid="00188fa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616c2" officeooo:paragraph-rsid="00188f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7da3b" officeooo:paragraph-rsid="00188f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88fa8" officeooo:paragraph-rsid="00188fa8"/>
    </style:style>
    <style:style style:name="P9" style:family="paragraph" style:parent-style-name="Standard">
      <style:paragraph-properties fo:text-align="center" style:justify-single-word="false"/>
      <style:text-properties officeooo:rsid="00188fa8" officeooo:paragraph-rsid="0011c7e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8e1a4" officeooo:paragraph-rsid="0018e1a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99725" officeooo:paragraph-rsid="0019972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b904f" officeooo:paragraph-rsid="001b904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2464" officeooo:paragraph-rsid="001f246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d734d" officeooo:paragraph-rsid="001d734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2215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2215e" officeooo:paragraph-rsid="0022215e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29d97" officeooo:paragraph-rsid="00229d9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40795" officeooo:paragraph-rsid="00240795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486b0" officeooo:paragraph-rsid="002486b0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49f70" officeooo:paragraph-rsid="00249f70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53f9f" officeooo:paragraph-rsid="00253f9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61147" officeooo:paragraph-rsid="00261147"/>
    </style:style>
    <style:style style:name="T1" style:family="text">
      <style:text-properties officeooo:rsid="00124004"/>
    </style:style>
    <style:style style:name="T2" style:family="text">
      <style:text-properties officeooo:rsid="0012a6ae"/>
    </style:style>
    <style:style style:name="T3" style:family="text">
      <style:text-properties officeooo:rsid="00142ec3"/>
    </style:style>
    <style:style style:name="T4" style:family="text">
      <style:text-properties officeooo:rsid="0018e1a4"/>
    </style:style>
    <style:style style:name="T5" style:family="text">
      <style:text-properties officeooo:rsid="00199725"/>
    </style:style>
    <style:style style:name="T6" style:family="text">
      <style:text-properties officeooo:rsid="0022215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2215e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29d97" style:font-size-asian="12pt" style:font-size-complex="12pt"/>
    </style:style>
    <style:style style:name="T9" style:family="text">
      <style:text-properties officeooo:rsid="00249f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G – Universidade Federal de Goiás</text:p>
      <text:p text:style-name="P1">Engenharia de Software – 6º Semestre (Noturno)</text:p>
      <text:p text:style-name="P1">Disciplina: Leitura de Software</text:p>
      <text:p text:style-name="P1">Professor: Fábio Nogueira de Lucena</text:p>
      <text:p text:style-name="P1">Aluno: Rafael Beffart Paludo</text:p>
      <text:p text:style-name="P1"/>
      <text:p text:style-name="P2">Lista de Exercícios Git e GitHub</text:p>
      <text:p text:style-name="P9"/>
      <text:list xml:id="list376453069" text:style-name="L1">
        <text:list-item>
          <text:p text:style-name="P3">git version</text:p>
        </text:list-item>
        <text:list-item>
          <text:p text:style-name="P3"/>
          <text:p text:style-name="P3">a) git config -l : <text:span text:style-name="T3">Lista todas as variáveis no arquivo de configuração e seus valores.</text:span></text:p>
          <text:p text:style-name="P3">b) git mv a.txt b.txt : <text:span text:style-name="T3">Faz renomeação do arquivo a.txt para b.txt.</text:span></text:p>
          <text:p text:style-name="P3">c) git reset –hard : <text:span text:style-name="T2">Faz uma regressão do trabalho realizado localmente até o último commit realizado.</text:span> </text:p>
          <text:p text:style-name="P3">d) git log -27 : <text:span text:style-name="T1">Reproduz o log dos últimos 27 commits realizados pelo usuário que executou o comando no repositório acessado.</text:span></text:p>
          <text:p text:style-name="P3">e) git help : Informa uma lista de comandos básicos e a utilização deles.</text:p>
          <text:p text:style-name="P3">f) git help reset : <text:span text:style-name="T4">Informa </text:span>o manual do comando reset.</text:p>
          <text:p text:style-name="P3">g) git add –all : Faz o “staging” de todas as mudanças <text:span text:style-name="T1">do repositório acessado no instante que o comando é executado.</text:span></text:p>
          <text:p text:style-name="P3">h) <text:span text:style-name="T1">git add -u : Faz o “staging de todas as mudanças executadas em arquivos que já existem no repositório original.</text:span></text:p>
        </text:list-item>
        <text:list-item>
          <text:p text:style-name="P4">“git add” e “git commit”</text:p>
        </text:list-item>
        <text:list-item>
          <text:p text:style-name="P5">git status</text:p>
        </text:list-item>
        <text:list-item>
          <text:p text:style-name="P6">git status -u</text:p>
        </text:list-item>
        <text:list-item>
          <text:p text:style-name="P6">git commit</text:p>
        </text:list-item>
        <text:list-item>
          <text:p text:style-name="P7">git checkout HEAD – teste.txt</text:p>
        </text:list-item>
        <text:list-item>
          <text:p text:style-name="P16">Inserir o nome do diretório no arquivo .gitignore, utilizando o comando cat ou echo. Também pode-se alterar o arquivo .gitignore com algum editor de texto.</text:p>
        </text:list-item>
        <text:list-item>
          <text:p text:style-name="P8">Todas as alterações feitas localmente serão perdidas, mas o repositório remoto poderá ainda ser acessado, devendo ser clonado novamente.</text:p>
        </text:list-item>
        <text:list-item>
          <text:p text:style-name="P8">git clone &lt;link do repositório remoto&gt;</text:p>
        </text:list-item>
        <text:list-item>
          <text:p text:style-name="P10">git log --pretty=oneline</text:p>
        </text:list-item>
        <text:list-item>
          <text:p text:style-name="P7"><text:span text:style-name="T4">~/</text:span>.<text:span text:style-name="T4">gitconfig</text:span></text:p>
        </text:list-item>
        <text:list-item>
          <text:p text:style-name="P10">git init</text:p>
        </text:list-item>
        <text:list-item>
          <text:p text:style-name="P7">.<text:span text:style-name="T5">git</text:span></text:p>
        </text:list-item>
        <text:list-item>
          <text:p text:style-name="P16">git add -u</text:p>
        </text:list-item>
        <text:list-item>
          <text:p text:style-name="P11">SHA-1 é uma função criptográfica que cria um hashcode, ou seja, um código de um certo número de carateres (40 dígitos hexadecimais, no caso do SHA-1, ou 160 bits) a partir de um determinado dado, que no caso do Git é a identificação de uma revisão (ou commit). Apesar de muitos pensarem que é para segurança, esta função é usada no Git mais para manter integridade de dados.</text:p>
        </text:list-item>
        <text:list-item>
          <text:p text:style-name="P7"><text:s/></text:p>
        </text:list-item>
        <text:list-item>
          <text:p text:style-name="P12">Não.</text:p>
        </text:list-item>
        <text:list-item>
          <text:p text:style-name="P13">Retorna o workspace para o estado do commit anterior.</text:p>
        </text:list-item>
        <text:list-item>
          <text:p text:style-name="P14">git clean <text:span text:style-name="T6">-f</text:span></text:p>
        </text:list-item>
        <text:list-item>
          <text:p text:style-name="P7">.<text:span text:style-name="T6">gitignore</text:span></text:p>
        </text:list-item>
        <text:list-item>
          <text:p text:style-name="P15"><text:span text:style-name="T7">*.</text:span><text:span text:style-name="T8">class</text:span></text:p>
        </text:list-item>
        <text:list-item>
          <text:p text:style-name="P17">git clone https://github.com/jquery/jquery.git</text:p>
        </text:list-item>
        <text:list-item>
          <text:p text:style-name="P17">Informa os contribuidores que fizeram commits no repositório, informando o e-mail deles, ordenando pelo número de commit que cada contribuidor fez.</text:p>
        </text:list-item>
        <text:list-item>
          <text:p text:style-name="P18"><text:soft-page-break/>Informa os links configurados para repositórios remotos para recuperação e envio de commits.</text:p>
        </text:list-item>
        <text:list-item>
          <text:p text:style-name="P18">git tag</text:p>
        </text:list-item>
        <text:list-item>
          <text:p text:style-name="P19">git tag -l “2.0*”</text:p>
        </text:list-item>
        <text:list-item>
          <text:p text:style-name="P19">Criação da tag de nome 3.4-gold com mensagem de tagging “minha versão ouro” <text:span text:style-name="T9">para o último commit realizado.</text:span></text:p>
        </text:list-item>
        <text:list-item>
          <text:p text:style-name="P19">Relatório de todas as informações da tag, junto d<text:span text:style-name="T9">as informações do commit ligado a essa tag.</text:span></text:p>
        </text:list-item>
        <text:list-item>
          <text:p text:style-name="P20">Envia a tag 3.4-gold para o repositório remoto.</text:p>
        </text:list-item>
        <text:list-item>
          <text:p text:style-name="P7"/>
        </text:list-item>
        <text:list-item>
          <text:p text:style-name="P21">As alterações tidas como “staged” voltam ao seu estado anterior.</text:p>
        </text:list-item>
        <text:list-item>
          <text:p text:style-name="P22">As alterações feitas são desfeitas.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12:08.725000000</meta:creation-date>
    <dc:date>2017-08-19T18:19:18.722000000</dc:date>
    <meta:editing-duration>PT19M55S</meta:editing-duration>
    <meta:editing-cycles>3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48" meta:word-count="462" meta:character-count="2639" meta:non-whitespace-character-count="2251"/>
  </office:meta>
</office:document-meta>
</file>